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officeooo:paragraph-rsid="00126df0" style:font-size-asian="15.75pt" style:font-size-complex="18pt"/>
    </style:style>
    <style:style style:name="P2" style:family="paragraph" style:parent-style-name="Heading_20_3">
      <style:text-properties fo:font-size="18pt" fo:font-weight="bold" officeooo:paragraph-rsid="00126df0" style:font-size-asian="15.75pt" style:font-size-complex="18pt"/>
    </style:style>
    <style:style style:name="P3" style:family="paragraph" style:parent-style-name="Text_20_body">
      <style:text-properties officeooo:paragraph-rsid="00126df0"/>
    </style:style>
    <style:style style:name="P4" style:family="paragraph" style:parent-style-name="Text_20_body">
      <style:text-properties fo:font-size="18pt" officeooo:paragraph-rsid="00126df0" style:font-size-asian="15.75pt" style:font-size-complex="18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itle">
      <style:text-properties officeooo:paragraph-rsid="00126df0"/>
    </style:style>
    <style:style style:name="T1" style:family="text">
      <style:text-properties officeooo:rsid="00126df0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Explaining the Value to a Medical Team</text:h>
      <text:p text:style-name="Text_20_body">You should frame this system not as a "search engine," but as a <text:span text:style-name="T2">"Clinical Co-pilot."</text:span> . It's a tool that works alongside clinicians to augment their expertise and improve patient outcomes.</text:p>
      <text:p text:style-name="Text_20_body">Here’s how you can present its value:</text:p>
      <text:h text:style-name="Heading_20_2" text:outline-level="2">1. Enhanced Diagnostic Support</text:h>
      <text:p text:style-name="Text_20_body">This system can find the "needle in a haystack" in a patient's complex history or across similar anonymized cases.</text:p>
      <text:list text:style-name="L4">
        <text:list-item>
          <text:p text:style-name="P8"><text:span text:style-name="T2">The Scenario:</text:span> A doctor has a patient with a unique combination of symptoms and comorbidities.</text:p>
        </text:list-item>
        <text:list-item>
          <text:p text:style-name="P8"><text:span text:style-name="T2">The Power:</text:span> They can ask the Clinical Co-pilot: <text:span text:style-name="T3">"Find any anonymized patient records that show a correlation between long-term Metformin use and Vitamin D deficiency."</text:span></text:p>
        </text:list-item>
        <text:list-item>
          <text:p text:style-name="P8"><text:span text:style-name="T2">The Value:</text:span> The system can instantly surface patterns and potential connections from thousands of unstructured notes, providing data-driven evidence to support the doctor's clinical judgment and potentially leading to faster, more accurate diagnoses.</text:p>
        </text:list-item>
      </text:list>
      <text:p text:style-name="Horizontal_20_Line"/>
      <text:h text:style-name="Heading_20_2" text:outline-level="2">2. Improved Patient Safety</text:h>
      <text:p text:style-name="Text_20_body">This is about preventing errors by surfacing critical, buried information that doesn't fit into a checkbox in a standard Electronic Medical Record (EMR).</text:p>
      <text:list text:style-name="L5">
        <text:list-item>
          <text:p text:style-name="P9"><text:span text:style-name="T2">The Scenario:</text:span> A doctor is about to prescribe a new medication, and the structured EMR shows no allergies.</text:p>
        </text:list-item>
        <text:list-item>
          <text:p text:style-name="P9"><text:span text:style-name="T2">The Power:</text:span> They can ask: <text:span text:style-name="T3">"Scan this patient's entire history for any mention of adverse reactions to beta-blockers."</text:span></text:p>
        </text:list-item>
        <text:list-item>
          <text:p text:style-name="P9"><text:span text:style-name="T2">The Value:</text:span> The system might find a nurse's note from three years ago that says, <text:span text:style-name="Source_20_Text">"Patient reported feeling dizzy after taking Metoprolol."</text:span> This isn't a formal allergy but is a critical piece of safety information that would have been missed, preventing a potential adverse event.</text:p>
        </text:list-item>
      </text:list>
      <text:p text:style-name="Horizontal_20_Line"/>
      <text:h text:style-name="Heading_20_2" text:outline-level="2">3. Streamlined Clinical Workflow</text:h>
      <text:p text:style-name="Text_20_body">Doctors spend a huge amount of time "chart-diving." This system automates that process.</text:p>
      <text:list text:style-name="L6">
        <text:list-item>
          <text:p text:style-name="P10"><text:span text:style-name="T2">The Scenario:</text:span> A specialist needs to get up to speed on a new patient's 10-year history before an appointment.</text:p>
        </text:list-item>
        <text:list-item>
          <text:p text:style-name="P10"><text:span text:style-name="T2">The Power:</text:span> They can ask: <text:span text:style-name="T3">"Summarize this patient's cardiovascular history, including all relevant diagnoses, medications, and recent blood pressure trends."</text:span></text:p>
        </text:list-item>
        <text:list-item>
          <text:p text:style-name="P10"><text:soft-page-break/><text:span text:style-name="T2">The Value:</text:span> The doctor gets a concise, relevant summary in seconds. This reduces cognitive load, minimizes time spent on administrative tasks, and allows them to spend more valuable time engaging directly with the patient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8:31:30.770968469</meta:creation-date>
    <dc:date>2025-09-10T18:56:55.987029900</dc:date>
    <meta:editing-duration>PT4M1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18" meta:word-count="348" meta:character-count="2206" meta:non-whitespace-character-count="1885"/>
  </office:meta>
</office:document-meta>
</file>